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78f10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078f10"/>
    </style:style>
    <style:style style:name="P3" style:family="paragraph" style:parent-style-name="Standard">
      <style:paragraph-properties fo:text-align="center" style:justify-single-word="false" style:writing-mode="rl-tb"/>
      <style:text-properties style:font-name="AALMAGHRIBI" fo:font-size="26pt" fo:language="en" fo:country="US" officeooo:paragraph-rsid="00078f10" style:font-name-asian="Times New Roman" style:font-size-asian="26pt" style:font-name-complex="AALMAGHRIBI1" style:font-size-complex="26pt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 fo:break-before="page" style:writing-mode="rl-tb"/>
      <style:text-properties officeooo:paragraph-rsid="00078f10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ْوَاقِعَةِ ]</text:h>
      <text:p text:style-name="P2" loext:marker-style-name="T2"><text:span text:style-name="T2">© </text:span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span text:style-name="T2">إِذَا وَقَعَتِ </text:span><text:span text:style-name="T5">۱</text:span><text:span text:style-name="T2">لْوَاقِعَةُ </text:span><text:span text:style-name="T3">(1)</text:span><text:span text:style-name="T2"> لَيْسَ لِوَقْعَتِهَا كَـٰذِبَة٘ؐ </text:span><text:span text:style-name="T3">(2)</text:span><text:span text:style-name="T2"> خَافِضَةٌ رَّافِعَة٘ </text:span><text:span text:style-name="T3">(3)</text:span><text:span text:style-name="T2"> اِذَا رُجَّتِ </text:span><text:span text:style-name="T5">۱</text:span><text:span text:style-name="T2">لاَرْضُ رَجّاً </text:span><text:span text:style-name="T3">(4)</text:span><text:span text:style-name="T2"> وَبُسَّتِ </text:span><text:span text:style-name="T5">۱</text:span><text:span text:style-name="T2">لْجِبَالُ بَسّاً </text:span><text:span text:style-name="T3">(5)</text:span><text:span text:style-name="T2"> فَكَانَتْ هَبَآءً مُّنۢبَثّاً </text:span><text:span text:style-name="T3">(6)</text:span><text:span text:style-name="T2"> وَكُنتُمُ; أَزْوَ؛جاً ثَـچَثَةًؐ </text:span><text:span text:style-name="T3">(7)</text:span><text:span text:style-name="T2"> فَأَصْحَـٰبُ </text:span><text:span text:style-name="T5">۴</text:span><text:span text:style-name="T2">لْمَيْمَنَةِ </text:span><text:span text:style-name="T3">(8)</text:span><text:span text:style-name="T2"> مَآ أَصْحَـٰبُ </text:span><text:span text:style-name="T5">۴</text:span><text:span text:style-name="T2">لْمَيْمَنَةِؐ </text:span><text:span text:style-name="T3">(9)</text:span><text:span text:style-name="T2"> وَأَصْحَـٰبُ </text:span><text:span text:style-name="T5">۴</text:span><text:span text:style-name="T2">لْمَشْـَٔـمَةِ </text:span><text:span text:style-name="T3">(10)</text:span></text:p>
      <text:p text:style-name="P3" loext:marker-style-name="T2"/>
      <text:p text:style-name="P4" loext:marker-style-name="T2"><text:span text:style-name="T2">554</text:span></text:p>
      <text:p text:style-name="P2" loext:marker-style-name="T2"><text:span text:style-name="T2">مَآ أَصْحَـٰبُ </text:span><text:span text:style-name="T5">۴</text:span><text:span text:style-name="T2">لْمَشْـَٔمَةِؐ </text:span><text:span text:style-name="T3">(11)</text:span><text:span text:style-name="T2"> وَالسَّـٰبِقُونَ </text:span><text:span text:style-name="T5">۰</text:span><text:span text:style-name="T2">لسَّـٰبِقُونَؐ </text:span><text:span text:style-name="T3">(12)</text:span><text:span text:style-name="T2"> ٱُوْلَئِــكَ </text:span><text:span text:style-name="T5">۰</text:span><text:span text:style-name="T2">لْمُقَرَّبُونَ </text:span><text:span text:style-name="T3">(13)</text:span><text:span text:style-name="T2"> فِى جَنَّـٰتِ </text:span><text:span text:style-name="T5">۱</text:span><text:span text:style-name="T2">لنَّعِيمِؐ </text:span><text:span text:style-name="T3">(14)</text:span><text:span text:style-name="T2"> ثُلَّةٌ مِّــنَ </text:span><text:span text:style-name="T5">۰</text:span><text:span text:style-name="T2">لاَوَّلِينَ </text:span><text:span text:style-name="T3">(15)</text:span><text:span text:style-name="T2"> وَقَلِيلٌ مِّنَ </text:span><text:span text:style-name="T5">۰</text:span><text:span text:style-name="T2">لاَخِرۣينَ </text:span><text:span text:style-name="T3">(16)</text:span><text:span text:style-name="T2"> عَلَيٰ سُرُرٍ مَّوْضُونَةٍ </text:span><text:span text:style-name="T3">(17)</text:span><text:span text:style-name="T2"> مُّتَّكِـِٕينَ عَلَيْهَا مُتَقَـٰبِلِينَؐ </text:span><text:span text:style-name="T3">(18)</text:span><text:span text:style-name="T2"> يَطُوفُ عَلَيْهِمْ وۣلْدَ؛نٌ مُّخَلَّدُونَ </text:span><text:span text:style-name="T3">(19)</text:span><text:span text:style-name="T2"> بِأَكْوَابٍ وَأَبَارۣيقَ </text:span><text:span text:style-name="T3">(20)</text:span><text:span text:style-name="T2"> وَكَأْسسسٍ مِّن مَّعِينٍ </text:span><text:span text:style-name="T3">(21)</text:span><text:span text:style-name="T2"> لاَّ يُصَدَّعُونَ عَنْهَا وَلاَ يُنزَفُونَ </text:span><text:span text:style-name="T3">(22)</text:span><text:span text:style-name="T2"> وَفَـٰكِهَةٍ مِّمَّا يَتَخَيَّرُونَ </text:span><text:span text:style-name="T3">(23)</text:span><text:span text:style-name="T2"> وَلَحْمِ طَيْرٍ مِّمَّا يَشْتَهُونَؐ </text:span><text:span text:style-name="T3">(24)</text:span><text:span text:style-name="T2"> وَحُور٘ عِيــنٌ كَأَمْثَـٰلِ </text:span><text:span text:style-name="T5">۱</text:span><text:span text:style-name="T2">للُّؤْلُوٕ </text:span><text:span text:style-name="T5">۱</text:span><text:span text:style-name="T2">لْمَكْنُونِ </text:span><text:span text:style-name="T3">(25)</text:span><text:span text:style-name="T2"> جَزَآءَۢ بِمَا كَانُواْ يَعْمَلُونَؐ </text:span><text:span text:style-name="T3">(26)</text:span><text:span text:style-name="T2"> لاَ يَسْمَعُونَ فِيهَا لَغْواً وَلاَ تَاثِيماٗؐ </text:span><text:span text:style-name="T3">(27)</text:span><text:span text:style-name="T2"> اِلاَّ قِيلًا سَچَماً سَچَماًؐ </text:span><text:span text:style-name="T3">(28)</text:span><text:span text:style-name="T2"> وَأَصْحَـٰبُ </text:span><text:span text:style-name="T5">۴</text:span><text:span text:style-name="T2">لْيَمِينِ مَآ أَصْحَـٰبُ </text:span><text:span text:style-name="T5">۴</text:span><text:span text:style-name="T2">لْيَمِينِؐ </text:span><text:span text:style-name="T3">(29)</text:span><text:span text:style-name="T2"> فِى سِدْرٍ مَّخْضُودٍ </text:span><text:span text:style-name="T3">(30)</text:span><text:span text:style-name="T2"> وَطَلْحٍ مَّنضُودٍ </text:span><text:span text:style-name="T3">(31)</text:span><text:span text:style-name="T2"> وَظِــلٍّ مَّمْدُودٍ </text:span><text:span text:style-name="T3">(32)</text:span><text:span text:style-name="T2"> وَمَآءٍ مَّسْكُوبٍ </text:span><text:span text:style-name="T3">(33)</text:span><text:span text:style-name="T2"> وَفَـٰكِهَةٍ كَثِيرَةٍ </text:span><text:span text:style-name="T3">(34)</text:span><text:span text:style-name="T2"> لاَّ مَقْطُوعَةٍ وَلاَ مَمْنُوعَةٍ </text:span><text:span text:style-name="T3">(35)</text:span><text:span text:style-name="T2"> وَفُرُشٍ مَّرْفُوعَةٖؐ </text:span><text:span text:style-name="T3">(36)</text:span><text:span text:style-name="T2"> اِنَّـآ أَنشَأْنَـٰهُــنَّ إِنشَآءً </text:span><text:span text:style-name="T3">(37)</text:span><text:span text:style-name="T2"> فَجَعَلْنَـٰهُنَّ أَبْكَاراٗ </text:span><text:span text:style-name="T3">(38)</text:span><text:span text:style-name="T2"> عُرُباٗ اَتْرَاباً </text:span><text:span text:style-name="T3">(39)</text:span><text:span text:style-name="T2"> لَأِّصْحَـٰبِ </text:span><text:span text:style-name="T5">۱</text:span><text:span text:style-name="T2">لْيَمِينِؐ </text:span><text:span text:style-name="T3">(40)</text:span><text:span text:style-name="T2"> ثُلَّةٌ مِّــنَ </text:span><text:span text:style-name="T5">۰</text:span><text:span text:style-name="T2">لاَوَّلِينَ </text:span><text:span text:style-name="T3">(41)</text:span><text:span text:style-name="T2"> وَثُلَّةٌ مِّــنَ </text:span><text:span text:style-name="T5">۰</text:span><text:span text:style-name="T2">لاَخِرۣينَؐ </text:span><text:span text:style-name="T3">(42)</text:span><text:span text:style-name="T2"> وَأَصْحَـٰبُ </text:span><text:span text:style-name="T5">۴</text:span><text:span text:style-name="T2">لشِّمَالِ </text:span><text:span text:style-name="T3">(43)</text:span></text:p>
      <text:p text:style-name="P3" loext:marker-style-name="T2"/>
      <text:p text:style-name="P4" loext:marker-style-name="T2"><text:span text:style-name="T2">555</text:span></text:p>
      <text:p text:style-name="P2" loext:marker-style-name="T2"><text:span text:style-name="T2">مَآ أَصْحَـٰبُ </text:span><text:span text:style-name="T5">۴</text:span><text:span text:style-name="T2">لشِّمَالِؐ </text:span><text:span text:style-name="T3">(44)</text:span><text:span text:style-name="T2"> فِى سَمُومٍ وَحَمِيمٍ </text:span><text:span text:style-name="T3">(45)</text:span><text:span text:style-name="T2"> وَظِلٍّ مِّنْ يَّحْمُومٍ </text:span><text:span text:style-name="T3">(46)</text:span><text:span text:style-name="T2"> لاَّ بَارۣدٍ وَلاَ كَرۣيمٖؐ </text:span><text:span text:style-name="T3">(47)</text:span><text:span text:style-name="T2"> اِنَّهُمْ كَانُواْ قَبْلَ ذَ؛لِــكَ مُتْرَفِينَؐ </text:span><text:span text:style-name="T3">(48)</text:span><text:span text:style-name="T2"> وَكَانُواْ يُصِرُّونَ عَلَي </text:span><text:span text:style-name="T5">۰</text:span><text:span text:style-name="T2">لْحِنثِ </text:span><text:span text:style-name="T5">۱</text:span><text:span text:style-name="T2">لْعَظِيمِؐ </text:span><text:span text:style-name="T3">(49)</text:span><text:span text:style-name="T2"> وَكَانُواْ يَقُولُونَ أَئذَا مِتْنَا وَكُنَّا تُرَاباً وَعِظَـٰماٗ اِنَّا لَمَبْعُوثُونَ </text:span><text:span text:style-name="T3">(50)</text:span><text:span text:style-name="T2"> أَوَءَابَآؤُنَا </text:span><text:span text:style-name="T5">۰</text:span><text:span text:style-name="T2">لاَوَّلُونَؐ </text:span><text:span text:style-name="T3">(51)</text:span><text:span text:style-name="T2"> ® قُـلِ اِنَّ </text:span><text:span text:style-name="T5">۰</text:span><text:span text:style-name="T2">لاَوَّلِينَ وَالاَخِرۣيــنَ ڤَمَجْمُوعُونَ </text:span><text:span text:style-name="T3">(52)</text:span><text:span text:style-name="T2"> إِلَيٰ مِيقَـٰتِ يَوْمٍ مَّعْلُومٍؐ </text:span><text:span text:style-name="T3">(53)</text:span><text:span text:style-name="T2"> ثُمَّ إِنَّكُمُ; أَيُّهَا </text:span><text:span text:style-name="T5">۰</text:span><text:span text:style-name="T2">لضَّآلُّونَ </text:span><text:span text:style-name="T5">۰</text:span><text:span text:style-name="T2">لْمُكَذِّبُونَ </text:span><text:span text:style-name="T3">(54)</text:span><text:span text:style-name="T2"> ءَلاَكِلُونَ مِــن شَجَرٍ مِّن زَقُّومٍ </text:span><text:span text:style-name="T3">(55)</text:span><text:span text:style-name="T2"> فَمَالِـُٔونَ مِنْهَا </text:span><text:span text:style-name="T5">۰</text:span><text:span text:style-name="T2">لْبُطُونَ </text:span><text:span text:style-name="T3">(56)</text:span><text:span text:style-name="T2"> فَشَـٰرۣبُونَ عَلَيْهِ مِــنَ </text:span><text:span text:style-name="T5">۰</text:span><text:span text:style-name="T2">لْحَمِيمِ </text:span><text:span text:style-name="T3">(57)</text:span><text:span text:style-name="T2"> فَشَـٰرۣبُونَ شُرْبَ </text:span><text:span text:style-name="T5">۰</text:span><text:span text:style-name="T2">لْهِيمِؐ </text:span><text:span text:style-name="T3">(58)</text:span><text:span text:style-name="T2"> هَـٰذَا نُزُلُهُمْ يَوْمَ </text:span><text:span text:style-name="T5">۰</text:span><text:span text:style-name="T2">لدِّينِؐ </text:span><text:span text:style-name="T3">(59)</text:span><text:span text:style-name="T2"> نَحْــنُ خَلَقْنَـٰكُمْؐ فَلَوْلاَ تُصَدِّقُونَؐ </text:span><text:span text:style-name="T3">(60)</text:span><text:span text:style-name="T2"> أَفَرَ×يْتُم مَّا تُمْنُونَ </text:span><text:span text:style-name="T3">(61)</text:span><text:span text:style-name="T2"> ءَآنتُمْ تَخْلُقُونَهُ; أَمْ نَحْــنُ </text:span><text:span text:style-name="T5">۴</text:span><text:span text:style-name="T2">لْخَـٰلِقُونَؐ </text:span><text:span text:style-name="T3">(62)</text:span><text:span text:style-name="T2"> نَحْــنُ قَدَّرْنَا بَيْنَكُمُ </text:span><text:span text:style-name="T5">۴</text:span><text:span text:style-name="T2">لْمَوْتَ وَمَا نَحْنُ بِمَسْبُوقِينَ </text:span><text:span text:style-name="T3">(63)</text:span><text:span text:style-name="T2"> عَلَيٰٓ أَن نُّبَدِّلَ أَمْثَـٰلَكُمْ وَنُنشِيؕكُمْ فِى مَا لاَ تَعْلَمُونَؐ </text:span><text:span text:style-name="T3">(64)</text:span><text:span text:style-name="T2"> وَلَقَدْ عَلِمْتُمُ </text:span><text:span text:style-name="T5">۴</text:span><text:span text:style-name="T2">لنَّشْأَةَ </text:span><text:span text:style-name="T5">۰</text:span><text:span text:style-name="T2">لاُولۭيٰؐ فَلَوْلاَ تَذَّكَّرُونَؐ </text:span><text:span text:style-name="T3">(65)</text:span><text:span text:style-name="T2"> أَفَرَ×يْتُم مَّا تَحْرُثُونَ </text:span><text:span text:style-name="T3">(66)</text:span><text:span text:style-name="T2"> ءَآنتُمْ تَزْرَعُونَهُ; أَمْ نَحْنُ </text:span><text:span text:style-name="T5">۴</text:span><text:span text:style-name="T2">لزَّ؛رۣعُونَؐ </text:span><text:span text:style-name="T3">(67)</text:span><text:span text:style-name="T2"> لَوْ نَشَآءُ</text:span></text:p>
      <text:p text:style-name="P3" loext:marker-style-name="T2"/>
      <text:p text:style-name="P4" loext:marker-style-name="T2"><text:span text:style-name="T2">556</text:span></text:p>
      <text:p text:style-name="P2" loext:marker-style-name="T2"><text:span text:style-name="T2">لَجَعَلْنَـٰهُ حُطَـٰماً فَظَلْتُمْ تَفَكَّهُونَ </text:span><text:span text:style-name="T3">(68)</text:span><text:span text:style-name="T2"> إِنَّا لَمُغْرَمُونَ </text:span><text:span text:style-name="T3">(69)</text:span><text:span text:style-name="T2"> بَلْ نَحْنُ مَحْرُومُونَؐ </text:span><text:span text:style-name="T3">(70)</text:span><text:span text:style-name="T2"> أَفَرَ×يْتُمُ </text:span><text:span text:style-name="T5">۴</text:span><text:span text:style-name="T2">لْمَآءَ </text:span><text:span text:style-name="T5">۰ﻟ﮲</text:span><text:span text:style-name="T2"> تَشْرَبُونَ </text:span><text:span text:style-name="T3">(71)</text:span><text:span text:style-name="T2"> ءَآنتُمُ; أَنزَلْتُمُوهُ مِــنَ </text:span><text:span text:style-name="T5">۰</text:span><text:span text:style-name="T2">لْمُزْنِ أَمْ نَحْــنُ </text:span><text:span text:style-name="T5">۴</text:span><text:span text:style-name="T2">لْمُنزۣلُونَؐ </text:span><text:span text:style-name="T3">(72)</text:span><text:span text:style-name="T2"> لَوْ نَشَآءُ جَعَلْنَـٰهُ ٱُجَاجاًؐ فَلَوْلاَ تَشْكُرُونَؐ </text:span><text:span text:style-name="T3">(73)</text:span><text:span text:style-name="T2"> أَفَرَ×يْتُمُ </text:span><text:span text:style-name="T5">۴</text:span><text:span text:style-name="T2">لنَّارَ </text:span><text:span text:style-name="T5">۰</text:span><text:span text:style-name="T2">لتِى تُورُونَ </text:span><text:span text:style-name="T3">(74)</text:span><text:span text:style-name="T2"> ءَآنتُمُ; أَنشَأْتُمْ شَجَرَتَهَآ أَمْ نَحْــنُ </text:span><text:span text:style-name="T5">۴</text:span><text:span text:style-name="T2">لْمُنشِـُٔونَؐ </text:span><text:span text:style-name="T3">(75)</text:span><text:span text:style-name="T2"> نَحْـنُ جَعَلْنَـٰهَا تَذْكِرَةً وَمَتَـٰعاً لِّلْمُقْوۣينَؐ </text:span><text:span text:style-name="T3">(76)</text:span><text:span text:style-name="T2"> فَسَبِّحْ بِاسْمِ رَبِّــكَ </text:span><text:span text:style-name="T5">۰</text:span><text:span text:style-name="T2">لْعَظِيمِؐ </text:span><text:span text:style-name="T3">(77)</text:span><text:span text:style-name="T2"> ¥ فَلآَ ٱُقْسِمُ بِمَوَ؛قِعِ </text:span><text:span text:style-name="T5">۱</text:span><text:span text:style-name="T2">ڤنُّجُومِ </text:span><text:span text:style-name="T3">(78)</text:span><text:span text:style-name="T2"> وَإِنَّهُ„ لَقَسَمٌ لَّوْ تَعْلَمُونَ عَظِيم٘ </text:span><text:span text:style-name="T3">(79)</text:span><text:span text:style-name="T2"> اِنَّهُ„ لَقُرْءَانٌ كَرۣيمٌ </text:span><text:span text:style-name="T3">(80)</text:span><text:span text:style-name="T2"> فِى كِتَـٰبٍ مَّكْنُونٍ </text:span><text:span text:style-name="T3">(81)</text:span><text:span text:style-name="T2"> لاَّ يَمَسُّهُ; إِلاَّ </text:span><text:span text:style-name="T5">۰</text:span><text:span text:style-name="T2">لْمُطَهَّرُونَؐ </text:span><text:span text:style-name="T3">(82)</text:span><text:span text:style-name="T2"> تَنزۣيلٌ مِّن رَّبِّ </text:span><text:span text:style-name="T5">۱</text:span><text:span text:style-name="T2">لْعَـٰلَمِينَؐ </text:span><text:span text:style-name="T3">(83)</text:span><text:span text:style-name="T2"> أَفَبِهَـٰذَا </text:span><text:span text:style-name="T5">۰</text:span><text:span text:style-name="T2">لْحَدِيــثِ أَنتُم مُّدْهِنُونَ </text:span><text:span text:style-name="T3">(84)</text:span><text:span text:style-name="T2"> وَتَجْعَلُونَ رۣزْقَكُمُ; أَنَّكُمْ تُكَذِّبُونَؐ </text:span><text:span text:style-name="T3">(85)</text:span><text:span text:style-name="T2"> فَلَوْلآَ إِذَا بَلَغَتِ </text:span><text:span text:style-name="T5">۱</text:span><text:span text:style-name="T2">لْحُلْقُومَ </text:span><text:span text:style-name="T3">(86)</text:span><text:span text:style-name="T2"> وَأَنتُمْ حِينَئِذٍ تَنظُرُونَ </text:span><text:span text:style-name="T3">(87)</text:span><text:span text:style-name="T2"> وَنَحْنُ أَقْرَبُ إِلَيْهِ مِنكُمْ وَچَكِــن لاَّ تُبْصِرُونَ </text:span><text:span text:style-name="T3">(88)</text:span><text:span text:style-name="T2"> فَلَوْلآَ إِننن كُنتُمْ غَيْرَ مَدِينِينَ </text:span><text:span text:style-name="T3">(89)</text:span><text:span text:style-name="T2"> تَرْجِعُونَهَآ إِن كُنتُمْ صَـٰدِقِينَؐ </text:span><text:span text:style-name="T3">(90)</text:span><text:span text:style-name="T2"> فَأَمَّآ إِن كَانَ مِــنَ </text:span><text:span text:style-name="T5">۰</text:span><text:span text:style-name="T2">لْمُقَرَّبِينَ </text:span><text:span text:style-name="T3">(91)</text:span><text:span text:style-name="T2"> فَرَوْحٌ وَرَيْحَانٌ وَجَنَّــتُ نَعِيمٍؐ </text:span><text:span text:style-name="T3">(92)</text:span></text:p>
      <text:p text:style-name="P3" loext:marker-style-name="T2"/>
      <text:p text:style-name="P4" loext:marker-style-name="T2"><text:span text:style-name="T2">557</text:span></text:p>
      <text:p text:style-name="P2" loext:marker-style-name="T2"><text:span text:style-name="T2">وَأَمَّآ إِن كَانَ مِــنَ اَصْحَـٰبِ </text:span><text:span text:style-name="T5">۱</text:span><text:span text:style-name="T2">لْيَمِينِ </text:span><text:span text:style-name="T3">(93)</text:span><text:span text:style-name="T2"> فَسَچَمٌ لَّكَ مِنَ اَصْحَـٰبِ </text:span><text:span text:style-name="T5">۱</text:span><text:span text:style-name="T2">لْيَمِينِؐ </text:span><text:span text:style-name="T3">(94)</text:span><text:span text:style-name="T2"> وَأَمَّآ إِن كَانَ مِــنَ </text:span><text:span text:style-name="T5">۰</text:span><text:span text:style-name="T2">لْمُكَذِّبِينَ </text:span><text:span text:style-name="T5">۰</text:span><text:span text:style-name="T2">لضَّآلِّينَ </text:span><text:span text:style-name="T3">(95)</text:span><text:span text:style-name="T2"> فَنُزُلٌ مِّــنْ حَمِيمٍ </text:span><text:span text:style-name="T3">(96)</text:span><text:span text:style-name="T2"> وَتَصْلِيَةُ جَحِيمٖؐ </text:span><text:span text:style-name="T3">(97)</text:span><text:span text:style-name="T2"> اِنننَّ هَـٰذَا لَهُوَ حَقُّ </text:span><text:span text:style-name="T5">۴</text:span><text:span text:style-name="T2">لْيَقِينِؐ </text:span><text:span text:style-name="T3">(98)</text:span><text:span text:style-name="T2"> فَسَبِّحْ بِاسْمِ رَبِّــكَ </text:span><text:span text:style-name="T5">۰</text:span><text:span text:style-name="T2">لْعَظِيمِ </text:span><text:span text:style-name="T3">(99)</text:span><text:span text:style-name="T2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17:22.353230578</meta:creation-date>
    <dc:date>2025-03-03T14:17:35.498928720</dc:date>
    <meta:editing-duration>PT15S</meta:editing-duration>
    <meta:editing-cycles>1</meta:editing-cycles>
    <meta:document-statistic meta:table-count="0" meta:image-count="0" meta:object-count="0" meta:page-count="5" meta:paragraph-count="10" meta:word-count="492" meta:character-count="2748" meta:non-whitespace-character-count="2265"/>
    <meta:generator>LibreOffice/24.8.2.1$Linux_X86_64 LibreOffice_project/0f794b6e29741098670a3b95d60478a65d05ef13</meta:generator>
  </office:meta>
</office:document-meta>
</file>